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1pt" style:font-size-asian="11.5500001907349pt" style:font-size-complex="13.1999998092651pt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none" style:font-size-asian="15pt" style:font-size-complex="15pt"/>
    </style:style>
    <style:style style:name="P4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size="9pt" fo:language="en" fo:country="US" style:text-underline-style="solid" style:text-underline-width="auto" style:text-underline-color="font-color" style:font-size-asian="9pt" style:font-size-complex="9pt"/>
    </style:style>
    <style:style style:name="T6" style:family="text">
      <style:text-properties fo:font-size="9pt" fo:language="en" fo:country="US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s text:c="14"/>Муниципальное казённое образовательное учреждение <text:s text:c="16"/><text:tab/><text:tab/> <text:s text:c="20"/>дополнительного образования детей <text:tab/></text:span></text:p>
      <text:p text:style-name="P2"><text:span text:style-name="T1"><text:s text:c="29"/>«Поныровская детская школа искусств»</text:span><text:span text:style-name="T2"><text:tab/></text:span></text:p>
      <text:p text:style-name="P2"><text:span text:style-name="T2"><text:s text:c="30"/></text:span><text:span text:style-name="T1"><text:s/>Поныровского района Курской области<text:tab/></text:span><text:span text:style-name="T2"><text:tab/> <text:s text:c="13"/></text:span><text:span text:style-name="T1"><text:s text:c="15"/><text:tab/></text:span><text:span text:style-name="T3"><text:tab/></text:span></text:p>
      <text:p text:style-name="P3">306000 Курская обл.,п. Поныри, ул. Ново-Почтовая,2 <text:s text:c="4"/>тел.(47135)2-13-95 <text:s/><text:span text:style-name="T8">e-mail: ponyry.dshi@gmail.com</text:span><text:tab/></text:p>
      <text:p text:style-name="P4"/>
      <text:p text:style-name="P1"><text:tab/><text:tab/><text:tab/><text:tab/><text:tab/><text:tab/><text:tab/><text:tab/><text:tab/><text:tab/><text:tab/> <text:tab/></text:p>
      <text:p text:style-name="P1"><text:s text:c="50"/>Основана в 1973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1:36:56.15</meta:creation-date>
    <dc:date>2012-08-01T11:41:31.96</dc:date>
    <meta:editing-duration>P0D</meta:editing-duration>
    <meta:editing-cycles>1</meta:editing-cycles>
    <meta:document-statistic meta:table-count="0" meta:image-count="0" meta:object-count="0" meta:page-count="1" meta:paragraph-count="6" meta:word-count="27" meta:character-count="488" meta:non-whitespace-character-count="248"/>
    <meta:generator>LibreOffice/3.5$Windows_x86 LibreOffice_project/165a79a-7059095-e13bb37-fef39a4-9503d18</meta:generator>
  </office:meta>
</office:document-meta>
</file>